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n_sessions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n_pos_train</text:p>
          </table:table-cell>
          <table:table-cell table:style-name="ce1" office:value-type="string" calcext:value-type="string">
            <text:p>n_neg_train</text:p>
          </table:table-cell>
          <table:table-cell table:style-name="ce1" office:value-type="string" calcext:value-type="string">
            <text:p>n_pos_test</text:p>
          </table:table-cell>
          <table:table-cell table:style-name="ce1" office:value-type="string" calcext:value-type="string">
            <text:p>n_neg_test</text:p>
          </table:table-cell>
          <table:table-cell office:value-type="string" calcext:value-type="string">
            <text:p>train_diff</text:p>
          </table:table-cell>
          <table:table-cell table:number-columns-repeated="1012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P004</text:p>
          </table:table-cell>
          <table:table-cell office:value-type="float" office:value="1" calcext:value-type="float">
            <text:p>1</text:p>
          </table:table-cell>
          <table:table-cell office:value-type="float" office:value="0.525423728813559" calcext:value-type="float">
            <text:p>0.525423728813559</text:p>
          </table:table-cell>
          <table:table-cell office:value-type="float" office:value="0.0508474576271186" calcext:value-type="float">
            <text:p>0.050847457627119</text:p>
          </table:table-cell>
          <table:table-cell office:value-type="float" office:value="0.0280373831775701" calcext:value-type="float">
            <text:p>0.02803738317757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formula="of:=ABS([.H2]-[.I2])"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P004</text:p>
          </table:table-cell>
          <table:table-cell office:value-type="float" office:value="2" calcext:value-type="float">
            <text:p>2</text:p>
          </table:table-cell>
          <table:table-cell office:value-type="float" office:value="0.525423728813559" calcext:value-type="float">
            <text:p>0.525423728813559</text:p>
          </table:table-cell>
          <table:table-cell office:value-type="float" office:value="0.0967741935483871" calcext:value-type="float">
            <text:p>0.096774193548387</text:p>
          </table:table-cell>
          <table:table-cell office:value-type="float" office:value="0.0560747663551402" calcext:value-type="float">
            <text:p>0.0560747663551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formula="of:=ABS([.H3]-[.I3])"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P004</text:p>
          </table:table-cell>
          <table:table-cell office:value-type="float" office:value="3" calcext:value-type="float">
            <text:p>3</text:p>
          </table:table-cell>
          <table:table-cell office:value-type="float" office:value="0.51271186440678" calcext:value-type="float">
            <text:p>0.51271186440678</text:p>
          </table:table-cell>
          <table:table-cell office:value-type="float" office:value="0.217687074829932" calcext:value-type="float">
            <text:p>0.217687074829932</text:p>
          </table:table-cell>
          <table:table-cell office:value-type="float" office:value="0.149532710280374" calcext:value-type="float">
            <text:p>0.149532710280374</text:p>
          </table:table-cell>
          <table:table-cell office:value-type="float" office:value="0.4" calcext:value-type="float">
            <text:p>0.4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formula="of:=ABS([.H4]-[.I4])"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004</text:p>
          </table:table-cell>
          <table:table-cell office:value-type="float" office:value="4" calcext:value-type="float">
            <text:p>4</text:p>
          </table:table-cell>
          <table:table-cell office:value-type="float" office:value="0.483050847457627" calcext:value-type="float">
            <text:p>0.483050847457627</text:p>
          </table:table-cell>
          <table:table-cell office:value-type="float" office:value="0.186666666666667" calcext:value-type="float">
            <text:p>0.186666666666667</text:p>
          </table:table-cell>
          <table:table-cell office:value-type="float" office:value="0.130841121495327" calcext:value-type="float">
            <text:p>0.130841121495327</text:p>
          </table:table-cell>
          <table:table-cell office:value-type="float" office:value="0.325581395348837" calcext:value-type="float">
            <text:p>0.325581395348837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formula="of:=ABS([.H5]-[.I5])" office:value-type="float" office:value="127" calcext:value-type="float">
            <text:p>127</text:p>
          </table:table-cell>
          <table:table-cell table:number-columns-repeated="101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P005</text:p>
          </table:table-cell>
          <table:table-cell office:value-type="float" office:value="1" calcext:value-type="float">
            <text:p>1</text:p>
          </table:table-cell>
          <table:table-cell office:value-type="float" office:value="0.542857142857143" calcext:value-type="float">
            <text:p>0.542857142857143</text:p>
          </table:table-cell>
          <table:table-cell office:value-type="float" office:value="0.448275862068966" calcext:value-type="float">
            <text:p>0.448275862068966</text:p>
          </table:table-cell>
          <table:table-cell office:value-type="float" office:value="0.305882352941176" calcext:value-type="float">
            <text:p>0.30588235294117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ABS([.H6]-[.I6])" office:value-type="float" office:value="32" calcext:value-type="float">
            <text:p>32</text:p>
          </table:table-cell>
          <table:table-cell table:number-columns-repeated="101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P005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494117647058824" calcext:value-type="float">
            <text:p>0.494117647058824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ABS([.H7]-[.I7])" office:value-type="float" office:value="74" calcext:value-type="float">
            <text:p>74</text:p>
          </table:table-cell>
          <table:table-cell table:number-columns-repeated="101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P005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ABS([.H8]-[.I8])" office:value-type="float" office:value="113" calcext:value-type="float">
            <text:p>113</text:p>
          </table:table-cell>
          <table:table-cell table:number-columns-repeated="101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P005</text:p>
          </table:table-cell>
          <table:table-cell office:value-type="float" office:value="4" calcext:value-type="float">
            <text:p>4</text:p>
          </table:table-cell>
          <table:table-cell office:value-type="float" office:value="0.485714285714286" calcext:value-type="float">
            <text:p>0.485714285714286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0.658536585365854" calcext:value-type="float">
            <text:p>0.658536585365854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ABS([.H9]-[.I9])" office:value-type="float" office:value="101" calcext:value-type="float">
            <text:p>101</text:p>
          </table:table-cell>
          <table:table-cell table:number-columns-repeated="101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P008</text:p>
          </table:table-cell>
          <table:table-cell office:value-type="float" office:value="1" calcext:value-type="float">
            <text:p>1</text:p>
          </table:table-cell>
          <table:table-cell office:value-type="float" office:value="0.568" calcext:value-type="float">
            <text:p>0.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formula="of:=ABS([.H10]-[.I10])" office:value-type="float" office:value="32" calcext:value-type="float">
            <text:p>32</text:p>
          </table:table-cell>
          <table:table-cell table:number-columns-repeated="101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P008</text:p>
          </table:table-cell>
          <table:table-cell office:value-type="float" office:value="2" calcext:value-type="float">
            <text:p>2</text:p>
          </table:table-cell>
          <table:table-cell office:value-type="float" office:value="0.544" calcext:value-type="float">
            <text:p>0.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formula="of:=ABS([.H11]-[.I11])" office:value-type="float" office:value="80" calcext:value-type="float">
            <text:p>80</text:p>
          </table:table-cell>
          <table:table-cell table:number-columns-repeated="101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P008</text:p>
          </table:table-cell>
          <table:table-cell office:value-type="float" office:value="3" calcext:value-type="float">
            <text:p>3</text:p>
          </table:table-cell>
          <table:table-cell office:value-type="float" office:value="0.568" calcext:value-type="float">
            <text:p>0.568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0185185185185185" calcext:value-type="float">
            <text:p>0.01851851851851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formula="of:=ABS([.H12]-[.I12])" office:value-type="float" office:value="118" calcext:value-type="float">
            <text:p>118</text:p>
          </table:table-cell>
          <table:table-cell table:number-columns-repeated="101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P008</text:p>
          </table:table-cell>
          <table:table-cell office:value-type="float" office:value="4" calcext:value-type="float">
            <text:p>4</text:p>
          </table:table-cell>
          <table:table-cell office:value-type="float" office:value="0.568" calcext:value-type="float">
            <text:p>0.568</text:p>
          </table:table-cell>
          <table:table-cell office:value-type="float" office:value="0.341463414634146" calcext:value-type="float">
            <text:p>0.341463414634146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formula="of:=ABS([.H13]-[.I13])" office:value-type="float" office:value="107" calcext:value-type="float">
            <text:p>107</text:p>
          </table:table-cell>
          <table:table-cell table:number-columns-repeated="101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016</text:p>
          </table:table-cell>
          <table:table-cell office:value-type="float" office:value="1" calcext:value-type="float">
            <text:p>1</text:p>
          </table:table-cell>
          <table:table-cell office:value-type="float" office:value="0.492890995260663" calcext:value-type="float">
            <text:p>0.492890995260663</text:p>
          </table:table-cell>
          <table:table-cell office:value-type="float" office:value="0.66031746031746" calcext:value-type="float">
            <text:p>0.66031746031746</text:p>
          </table:table-cell>
          <table:table-cell office:value-type="float" office:value="1" calcext:value-type="float">
            <text:p>1</text:p>
          </table:table-cell>
          <table:table-cell office:value-type="float" office:value="0.492890995260663" calcext:value-type="float">
            <text:p>0.49289099526066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ABS([.H14]-[.I14])" office:value-type="float" office:value="43" calcext:value-type="float">
            <text:p>43</text:p>
          </table:table-cell>
          <table:table-cell table:number-columns-repeated="101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P016</text:p>
          </table:table-cell>
          <table:table-cell office:value-type="float" office:value="2" calcext:value-type="float">
            <text:p>2</text:p>
          </table:table-cell>
          <table:table-cell office:value-type="float" office:value="0.492890995260663" calcext:value-type="float">
            <text:p>0.492890995260663</text:p>
          </table:table-cell>
          <table:table-cell office:value-type="float" office:value="0.66031746031746" calcext:value-type="float">
            <text:p>0.66031746031746</text:p>
          </table:table-cell>
          <table:table-cell office:value-type="float" office:value="1" calcext:value-type="float">
            <text:p>1</text:p>
          </table:table-cell>
          <table:table-cell office:value-type="float" office:value="0.492890995260663" calcext:value-type="float">
            <text:p>0.49289099526066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ABS([.H15]-[.I15])" office:value-type="float" office:value="90" calcext:value-type="float">
            <text:p>90</text:p>
          </table:table-cell>
          <table:table-cell table:number-columns-repeated="101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P016</text:p>
          </table:table-cell>
          <table:table-cell office:value-type="float" office:value="3" calcext:value-type="float">
            <text:p>3</text:p>
          </table:table-cell>
          <table:table-cell office:value-type="float" office:value="0.497630331753554" calcext:value-type="float">
            <text:p>0.497630331753554</text:p>
          </table:table-cell>
          <table:table-cell office:value-type="float" office:value="0.639455782312925" calcext:value-type="float">
            <text:p>0.639455782312925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ABS([.H16]-[.I16])"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P016</text:p>
          </table:table-cell>
          <table:table-cell office:value-type="float" office:value="4" calcext:value-type="float">
            <text:p>4</text:p>
          </table:table-cell>
          <table:table-cell office:value-type="float" office:value="0.47867298578199" calcext:value-type="float">
            <text:p>0.47867298578199</text:p>
          </table:table-cell>
          <table:table-cell office:value-type="float" office:value="0.566929133858268" calcext:value-type="float">
            <text:p>0.56692913385826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48" calcext:value-type="float">
            <text:p>0.48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ABS([.H17]-[.I17])"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020</text:p>
          </table:table-cell>
          <table:table-cell office:value-type="float" office:value="1" calcext:value-type="float">
            <text:p>1</text:p>
          </table:table-cell>
          <table:table-cell office:value-type="float" office:value="0.929203539823009" calcext:value-type="float">
            <text:p>0.929203539823009</text:p>
          </table:table-cell>
          <table:table-cell office:value-type="float" office:value="0.963302752293578" calcext:value-type="float">
            <text:p>0.963302752293578</text:p>
          </table:table-cell>
          <table:table-cell office:value-type="float" office:value="1" calcext:value-type="float">
            <text:p>1</text:p>
          </table:table-cell>
          <table:table-cell office:value-type="float" office:value="0.929203539823009" calcext:value-type="float">
            <text:p>0.92920353982300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ABS([.H18]-[.I18])" office:value-type="float" office:value="21" calcext:value-type="float">
            <text:p>21</text:p>
          </table:table-cell>
          <table:table-cell table:number-columns-repeated="101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P020</text:p>
          </table:table-cell>
          <table:table-cell office:value-type="float" office:value="2" calcext:value-type="float">
            <text:p>2</text:p>
          </table:table-cell>
          <table:table-cell office:value-type="float" office:value="0.920353982300885" calcext:value-type="float">
            <text:p>0.920353982300885</text:p>
          </table:table-cell>
          <table:table-cell office:value-type="float" office:value="0.95852534562212" calcext:value-type="float">
            <text:p>0.95852534562212</text:p>
          </table:table-cell>
          <table:table-cell office:value-type="float" office:value="0.99047619047619" calcext:value-type="float">
            <text:p>0.9904761904761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ABS([.H19]-[.I19])"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P020</text:p>
          </table:table-cell>
          <table:table-cell office:value-type="float" office:value="3" calcext:value-type="float">
            <text:p>3</text:p>
          </table:table-cell>
          <table:table-cell office:value-type="float" office:value="0.920353982300885" calcext:value-type="float">
            <text:p>0.920353982300885</text:p>
          </table:table-cell>
          <table:table-cell office:value-type="float" office:value="0.95852534562212" calcext:value-type="float">
            <text:p>0.95852534562212</text:p>
          </table:table-cell>
          <table:table-cell office:value-type="float" office:value="0.99047619047619" calcext:value-type="float">
            <text:p>0.9904761904761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ABS([.H20]-[.I20])" office:value-type="float" office:value="73" calcext:value-type="float">
            <text:p>73</text:p>
          </table:table-cell>
          <table:table-cell table:number-columns-repeated="101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P020</text:p>
          </table:table-cell>
          <table:table-cell office:value-type="float" office:value="4" calcext:value-type="float">
            <text:p>4</text:p>
          </table:table-cell>
          <table:table-cell office:value-type="float" office:value="0.902654867256637" calcext:value-type="float">
            <text:p>0.902654867256637</text:p>
          </table:table-cell>
          <table:table-cell office:value-type="float" office:value="0.948837209302326" calcext:value-type="float">
            <text:p>0.948837209302326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927272727272727" calcext:value-type="float">
            <text:p>0.927272727272727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ABS([.H21]-[.I21])"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P021</text:p>
          </table:table-cell>
          <table:table-cell office:value-type="float" office:value="1" calcext:value-type="float">
            <text:p>1</text:p>
          </table:table-cell>
          <table:table-cell office:value-type="float" office:value="0.829545454545455" calcext:value-type="float">
            <text:p>0.829545454545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formula="of:=ABS([.H22]-[.I22])"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P021</text:p>
          </table:table-cell>
          <table:table-cell office:value-type="float" office:value="2" calcext:value-type="float">
            <text:p>2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formula="of:=ABS([.H23]-[.I23])" office:value-type="float" office:value="33" calcext:value-type="float">
            <text:p>33</text:p>
          </table:table-cell>
          <table:table-cell table:number-columns-repeated="1012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P021</text:p>
          </table:table-cell>
          <table:table-cell office:value-type="float" office:value="3" calcext:value-type="float">
            <text:p>3</text:p>
          </table:table-cell>
          <table:table-cell office:value-type="float" office:value="0.829545454545455" calcext:value-type="float">
            <text:p>0.829545454545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formula="of:=ABS([.H24]-[.I24])"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P021</text:p>
          </table:table-cell>
          <table:table-cell office:value-type="float" office:value="4" calcext:value-type="float">
            <text:p>4</text:p>
          </table:table-cell>
          <table:table-cell office:value-type="float" office:value="0.829545454545455" calcext:value-type="float">
            <text:p>0.829545454545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formula="of:=ABS([.H25]-[.I25])" office:value-type="float" office:value="111" calcext:value-type="float">
            <text:p>111</text:p>
          </table:table-cell>
          <table:table-cell table:number-columns-repeated="1012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P023</text:p>
          </table:table-cell>
          <table:table-cell office:value-type="float" office:value="1" calcext:value-type="float">
            <text:p>1</text:p>
          </table:table-cell>
          <table:table-cell office:value-type="float" office:value="0.847926267281106" calcext:value-type="float">
            <text:p>0.84792626728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table:formula="of:=ABS([.H26]-[.I26])"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P023</text:p>
          </table:table-cell>
          <table:table-cell office:value-type="float" office:value="2" calcext:value-type="float">
            <text:p>2</text:p>
          </table:table-cell>
          <table:table-cell office:value-type="float" office:value="0.216589861751152" calcext:value-type="float">
            <text:p>0.216589861751152</text:p>
          </table:table-cell>
          <table:table-cell office:value-type="float" office:value="0.174757281553398" calcext:value-type="float">
            <text:p>0.174757281553398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0962566844919786" calcext:value-type="float">
            <text:p>0.096256684491979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table:formula="of:=ABS([.H27]-[.I27])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023</text:p>
          </table:table-cell>
          <table:table-cell office:value-type="float" office:value="3" calcext:value-type="float">
            <text:p>3</text:p>
          </table:table-cell>
          <table:table-cell office:value-type="float" office:value="0.28110599078341" calcext:value-type="float">
            <text:p>0.28110599078341</text:p>
          </table:table-cell>
          <table:table-cell office:value-type="float" office:value="0.195876288659794" calcext:value-type="float">
            <text:p>0.195876288659794</text:p>
          </table:table-cell>
          <table:table-cell office:value-type="float" office:value="1" calcext:value-type="float">
            <text:p>1</text:p>
          </table:table-cell>
          <table:table-cell office:value-type="float" office:value="0.108571428571429" calcext:value-type="float">
            <text:p>0.10857142857142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table:formula="of:=ABS([.H28]-[.I28])"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P023</text:p>
          </table:table-cell>
          <table:table-cell office:value-type="float" office:value="4" calcext:value-type="float">
            <text:p>4</text:p>
          </table:table-cell>
          <table:table-cell office:value-type="float" office:value="0.442396313364055" calcext:value-type="float">
            <text:p>0.442396313364055</text:p>
          </table:table-cell>
          <table:table-cell office:value-type="float" office:value="0.103703703703704" calcext:value-type="float">
            <text:p>0.103703703703704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0603448275862069" calcext:value-type="float">
            <text:p>0.060344827586207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table:formula="of:=ABS([.H29]-[.I29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P032</text:p>
          </table:table-cell>
          <table:table-cell office:value-type="float" office:value="1" calcext:value-type="float">
            <text:p>1</text:p>
          </table:table-cell>
          <table:table-cell office:value-type="float" office:value="0.0825688073394496" calcext:value-type="float">
            <text:p>0.08256880733945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formula="of:=ABS([.H30]-[.I30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P032</text:p>
          </table:table-cell>
          <table:table-cell office:value-type="float" office:value="2" calcext:value-type="float">
            <text:p>2</text:p>
          </table:table-cell>
          <table:table-cell office:value-type="float" office:value="0.903669724770642" calcext:value-type="float">
            <text:p>0.903669724770642</text:p>
          </table:table-cell>
          <table:table-cell office:value-type="float" office:value="0.948905109489051" calcext:value-type="float">
            <text:p>0.9489051094890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0591133004926" calcext:value-type="float">
            <text:p>0.960591133004926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formula="of:=ABS([.H31]-[.I31])"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P032</text:p>
          </table:table-cell>
          <table:table-cell office:value-type="float" office:value="3" calcext:value-type="float">
            <text:p>3</text:p>
          </table:table-cell>
          <table:table-cell office:value-type="float" office:value="0.903669724770642" calcext:value-type="float">
            <text:p>0.903669724770642</text:p>
          </table:table-cell>
          <table:table-cell office:value-type="float" office:value="0.948905109489051" calcext:value-type="float">
            <text:p>0.9489051094890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0591133004926" calcext:value-type="float">
            <text:p>0.960591133004926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formula="of:=ABS([.H32]-[.I32])" office:value-type="float" office:value="97" calcext:value-type="float">
            <text:p>97</text:p>
          </table:table-cell>
          <table:table-cell table:number-columns-repeated="1012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P032</text:p>
          </table:table-cell>
          <table:table-cell office:value-type="float" office:value="4" calcext:value-type="float">
            <text:p>4</text:p>
          </table:table-cell>
          <table:table-cell office:value-type="float" office:value="0.802752293577982" calcext:value-type="float">
            <text:p>0.802752293577982</text:p>
          </table:table-cell>
          <table:table-cell office:value-type="float" office:value="0.89002557544757" calcext:value-type="float">
            <text:p>0.89002557544757</text:p>
          </table:table-cell>
          <table:table-cell office:value-type="float" office:value="0.836538461538462" calcext:value-type="float">
            <text:p>0.836538461538462</text:p>
          </table:table-cell>
          <table:table-cell office:value-type="float" office:value="0.950819672131148" calcext:value-type="float">
            <text:p>0.950819672131148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formula="of:=ABS([.H33]-[.I33])" office:value-type="float" office:value="109" calcext:value-type="float">
            <text:p>109</text:p>
          </table:table-cell>
          <table:table-cell table:number-columns-repeated="1012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P0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ABS([.H34]-[.I34])"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P0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ABS([.H35]-[.I35])" office:value-type="float" office:value="127" calcext:value-type="float">
            <text:p>127</text:p>
          </table:table-cell>
          <table:table-cell table:number-columns-repeated="1012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P0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ABS([.H36]-[.I36])" office:value-type="float" office:value="192" calcext:value-type="float">
            <text:p>192</text:p>
          </table:table-cell>
          <table:table-cell table:number-columns-repeated="1012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P0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ABS([.H37]-[.I37])" office:value-type="float" office:value="252" calcext:value-type="float">
            <text:p>252</text:p>
          </table:table-cell>
          <table:table-cell table:number-columns-repeated="1012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P0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ABS([.H38]-[.I38])"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P0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ABS([.H39]-[.I39])"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P0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ABS([.H40]-[.I40])" office:value-type="float" office:value="131" calcext:value-type="float">
            <text:p>131</text:p>
          </table:table-cell>
          <table:table-cell table:number-columns-repeated="1012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P0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ABS([.H41]-[.I41])" office:value-type="float" office:value="187" calcext:value-type="float">
            <text:p>187</text:p>
          </table:table-cell>
          <table:table-cell table:number-columns-repeated="1012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P039</text:p>
          </table:table-cell>
          <table:table-cell office:value-type="float" office:value="1" calcext:value-type="float">
            <text:p>1</text:p>
          </table:table-cell>
          <table:table-cell office:value-type="float" office:value="0.828220858895705" calcext:value-type="float">
            <text:p>0.828220858895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table:formula="of:=ABS([.H42]-[.I42])"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P039</text:p>
          </table:table-cell>
          <table:table-cell office:value-type="float" office:value="2" calcext:value-type="float">
            <text:p>2</text:p>
          </table:table-cell>
          <table:table-cell office:value-type="float" office:value="0.828220858895705" calcext:value-type="float">
            <text:p>0.828220858895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table:formula="of:=ABS([.H43]-[.I43])"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P039</text:p>
          </table:table-cell>
          <table:table-cell office:value-type="float" office:value="3" calcext:value-type="float">
            <text:p>3</text:p>
          </table:table-cell>
          <table:table-cell office:value-type="float" office:value="0.828220858895705" calcext:value-type="float">
            <text:p>0.828220858895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table:formula="of:=ABS([.H44]-[.I44])" office:value-type="float" office:value="125" calcext:value-type="float">
            <text:p>125</text:p>
          </table:table-cell>
          <table:table-cell table:number-columns-repeated="1012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P039</text:p>
          </table:table-cell>
          <table:table-cell office:value-type="float" office:value="4" calcext:value-type="float">
            <text:p>4</text:p>
          </table:table-cell>
          <table:table-cell office:value-type="float" office:value="0.828220858895705" calcext:value-type="float">
            <text:p>0.828220858895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table:formula="of:=ABS([.H45]-[.I45])" office:value-type="float" office:value="165" calcext:value-type="float">
            <text:p>165</text:p>
          </table:table-cell>
          <table:table-cell table:number-columns-repeated="1012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P041</text:p>
          </table:table-cell>
          <table:table-cell office:value-type="float" office:value="1" calcext:value-type="float">
            <text:p>1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64968152866242" calcext:value-type="float">
            <text:p>0.64968152866242</text:p>
          </table:table-cell>
          <table:table-cell office:value-type="float" office:value="0.836065573770492" calcext:value-type="float">
            <text:p>0.836065573770492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ABS([.H46]-[.I46])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P041</text:p>
          </table:table-cell>
          <table:table-cell office:value-type="float" office:value="2" calcext:value-type="float">
            <text:p>2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0.344262295081967" calcext:value-type="float">
            <text:p>0.344262295081967</text:p>
          </table:table-cell>
          <table:table-cell office:value-type="float" office:value="0.362068965517241" calcext:value-type="float">
            <text:p>0.362068965517241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ABS([.H47]-[.I47])"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P041</text:p>
          </table:table-cell>
          <table:table-cell office:value-type="float" office:value="3" calcext:value-type="float">
            <text:p>3</text:p>
          </table:table-cell>
          <table:table-cell office:value-type="float" office:value="0.40495867768595" calcext:value-type="float">
            <text:p>0.40495867768595</text:p>
          </table:table-cell>
          <table:table-cell office:value-type="float" office:value="0.294117647058823" calcext:value-type="float">
            <text:p>0.294117647058823</text:p>
          </table:table-cell>
          <table:table-cell office:value-type="float" office:value="0.245901639344262" calcext:value-type="float">
            <text:p>0.245901639344262</text:p>
          </table:table-cell>
          <table:table-cell office:value-type="float" office:value="0.365853658536585" calcext:value-type="float">
            <text:p>0.365853658536585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ABS([.H48]-[.I48])" office:value-type="float" office:value="77" calcext:value-type="float">
            <text:p>77</text:p>
          </table:table-cell>
          <table:table-cell table:number-columns-repeated="1012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P041</text:p>
          </table:table-cell>
          <table:table-cell office:value-type="float" office:value="4" calcext:value-type="float">
            <text:p>4</text:p>
          </table:table-cell>
          <table:table-cell office:value-type="float" office:value="0.396694214876033" calcext:value-type="float">
            <text:p>0.396694214876033</text:p>
          </table:table-cell>
          <table:table-cell office:value-type="float" office:value="0.247422680412371" calcext:value-type="float">
            <text:p>0.247422680412371</text:p>
          </table:table-cell>
          <table:table-cell office:value-type="float" office:value="0.19672131147541" calcext:value-type="float">
            <text:p>0.1967213114754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ABS([.H49]-[.I49])" office:value-type="float" office:value="104" calcext:value-type="float">
            <text:p>104</text:p>
          </table:table-cell>
          <table:table-cell table:number-columns-repeated="1012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P042</text:p>
          </table:table-cell>
          <table:table-cell office:value-type="float" office:value="1" calcext:value-type="float">
            <text:p>1</text:p>
          </table:table-cell>
          <table:table-cell office:value-type="float" office:value="0.570621468926554" calcext:value-type="float">
            <text:p>0.570621468926554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8" calcext:value-type="float">
            <text:p>0.8</text:p>
          </table:table-cell>
          <table:table-cell office:value-type="float" office:value="0.0975609756097561" calcext:value-type="float">
            <text:p>0.09756097560975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formula="of:=ABS([.H50]-[.I50])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P042</text:p>
          </table:table-cell>
          <table:table-cell office:value-type="float" office:value="2" calcext:value-type="float">
            <text:p>2</text:p>
          </table:table-cell>
          <table:table-cell office:value-type="float" office:value="0.768361581920904" calcext:value-type="float">
            <text:p>0.768361581920904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0.5" calcext:value-type="float">
            <text:p>0.5</text:p>
          </table:table-cell>
          <table:table-cell office:value-type="float" office:value="0.121951219512195" calcext:value-type="float">
            <text:p>0.12195121951219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formula="of:=ABS([.H51]-[.I51])"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P042</text:p>
          </table:table-cell>
          <table:table-cell office:value-type="float" office:value="3" calcext:value-type="float">
            <text:p>3</text:p>
          </table:table-cell>
          <table:table-cell office:value-type="float" office:value="0.847457627118644" calcext:value-type="float">
            <text:p>0.847457627118644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2" calcext:value-type="float">
            <text:p>0.2</text:p>
          </table:table-cell>
          <table:table-cell office:value-type="float" office:value="0.0952380952380952" calcext:value-type="float">
            <text:p>0.095238095238095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formula="of:=ABS([.H52]-[.I52])" office:value-type="float" office:value="98" calcext:value-type="float">
            <text:p>98</text:p>
          </table:table-cell>
          <table:table-cell table:number-columns-repeated="1012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P042</text:p>
          </table:table-cell>
          <table:table-cell office:value-type="float" office:value="4" calcext:value-type="float">
            <text:p>4</text:p>
          </table:table-cell>
          <table:table-cell office:value-type="float" office:value="0.824858757062147" calcext:value-type="float">
            <text:p>0.824858757062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formula="of:=ABS([.H53]-[.I53])" office:value-type="float" office:value="144" calcext:value-type="float">
            <text:p>144</text:p>
          </table:table-cell>
          <table:table-cell table:number-columns-repeated="1012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P044</text:p>
          </table:table-cell>
          <table:table-cell office:value-type="float" office:value="1" calcext:value-type="float">
            <text:p>1</text:p>
          </table:table-cell>
          <table:table-cell office:value-type="float" office:value="0.566371681415929" calcext:value-type="float">
            <text:p>0.566371681415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formula="of:=ABS([.H54]-[.I54])"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P044</text:p>
          </table:table-cell>
          <table:table-cell office:value-type="float" office:value="2" calcext:value-type="float">
            <text:p>2</text:p>
          </table:table-cell>
          <table:table-cell office:value-type="float" office:value="0.566371681415929" calcext:value-type="float">
            <text:p>0.566371681415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formula="of:=ABS([.H55]-[.I55])"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P044</text:p>
          </table:table-cell>
          <table:table-cell office:value-type="float" office:value="3" calcext:value-type="float">
            <text:p>3</text:p>
          </table:table-cell>
          <table:table-cell office:value-type="float" office:value="0.566371681415929" calcext:value-type="float">
            <text:p>0.566371681415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formula="of:=ABS([.H56]-[.I56])" office:value-type="float" office:value="88" calcext:value-type="float">
            <text:p>88</text:p>
          </table:table-cell>
          <table:table-cell table:number-columns-repeated="1012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P044</text:p>
          </table:table-cell>
          <table:table-cell office:value-type="float" office:value="4" calcext:value-type="float">
            <text:p>4</text:p>
          </table:table-cell>
          <table:table-cell office:value-type="float" office:value="0.584070796460177" calcext:value-type="float">
            <text:p>0.584070796460177</text:p>
          </table:table-cell>
          <table:table-cell office:value-type="float" office:value="0.38961038961039" calcext:value-type="float">
            <text:p>0.38961038961039</text:p>
          </table:table-cell>
          <table:table-cell office:value-type="float" office:value="0.306122448979592" calcext:value-type="float">
            <text:p>0.306122448979592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formula="of:=ABS([.H57]-[.I57])" office:value-type="float" office:value="98" calcext:value-type="float">
            <text:p>98</text:p>
          </table:table-cell>
          <table:table-cell table:number-columns-repeated="1012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P047</text:p>
          </table:table-cell>
          <table:table-cell office:value-type="float" office:value="1" calcext:value-type="float">
            <text:p>1</text:p>
          </table:table-cell>
          <table:table-cell office:value-type="float" office:value="0.52020202020202" calcext:value-type="float">
            <text:p>0.52020202020202</text:p>
          </table:table-cell>
          <table:table-cell office:value-type="float" office:value="0.664310954063604" calcext:value-type="float">
            <text:p>0.664310954063604</text:p>
          </table:table-cell>
          <table:table-cell office:value-type="float" office:value="0.510869565217391" calcext:value-type="float">
            <text:p>0.510869565217391</text:p>
          </table:table-cell>
          <table:table-cell office:value-type="float" office:value="0.94949494949495" calcext:value-type="float">
            <text:p>0.9494949494949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table:formula="of:=ABS([.H58]-[.I58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P047</text:p>
          </table:table-cell>
          <table:table-cell office:value-type="float" office:value="2" calcext:value-type="float">
            <text:p>2</text:p>
          </table:table-cell>
          <table:table-cell office:value-type="float" office:value="0.439393939393939" calcext:value-type="float">
            <text:p>0.439393939393939</text:p>
          </table:table-cell>
          <table:table-cell office:value-type="float" office:value="0.581132075471698" calcext:value-type="float">
            <text:p>0.581132075471698</text:p>
          </table:table-cell>
          <table:table-cell office:value-type="float" office:value="0.418478260869565" calcext:value-type="float">
            <text:p>0.418478260869565</text:p>
          </table:table-cell>
          <table:table-cell office:value-type="float" office:value="0.950617283950617" calcext:value-type="float">
            <text:p>0.950617283950617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table:formula="of:=ABS([.H59]-[.I59])" office:value-type="float" office:value="43" calcext:value-type="float">
            <text:p>43</text:p>
          </table:table-cell>
          <table:table-cell table:number-columns-repeated="1012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P047</text:p>
          </table:table-cell>
          <table:table-cell office:value-type="float" office:value="3" calcext:value-type="float">
            <text:p>3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548262548262548" calcext:value-type="float">
            <text:p>0.548262548262548</text:p>
          </table:table-cell>
          <table:table-cell office:value-type="float" office:value="0.385869565217391" calcext:value-type="float">
            <text:p>0.38586956521739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table:formula="of:=ABS([.H60]-[.I60])" office:value-type="float" office:value="80" calcext:value-type="float">
            <text:p>80</text:p>
          </table:table-cell>
          <table:table-cell table:number-columns-repeated="1012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P047</text:p>
          </table:table-cell>
          <table:table-cell office:value-type="float" office:value="4" calcext:value-type="float">
            <text:p>4</text:p>
          </table:table-cell>
          <table:table-cell office:value-type="float" office:value="0.419191919191919" calcext:value-type="float">
            <text:p>0.419191919191919</text:p>
          </table:table-cell>
          <table:table-cell office:value-type="float" office:value="0.559386973180077" calcext:value-type="float">
            <text:p>0.559386973180077</text:p>
          </table:table-cell>
          <table:table-cell office:value-type="float" office:value="0.396739130434783" calcext:value-type="float">
            <text:p>0.396739130434783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table:formula="of:=ABS([.H61]-[.I61])"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P050</text:p>
          </table:table-cell>
          <table:table-cell office:value-type="float" office:value="1" calcext:value-type="float">
            <text:p>1</text:p>
          </table:table-cell>
          <table:table-cell office:value-type="float" office:value="0.891891891891892" calcext:value-type="float">
            <text:p>0.891891891891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table:formula="of:=ABS([.H62]-[.I62])" office:value-type="float" office:value="47" calcext:value-type="float">
            <text:p>47</text:p>
          </table:table-cell>
          <table:table-cell table:number-columns-repeated="1012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P050</text:p>
          </table:table-cell>
          <table:table-cell office:value-type="float" office:value="2" calcext:value-type="float">
            <text:p>2</text:p>
          </table:table-cell>
          <table:table-cell office:value-type="float" office:value="0.891891891891892" calcext:value-type="float">
            <text:p>0.891891891891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table:formula="of:=ABS([.H63]-[.I63])" office:value-type="float" office:value="83" calcext:value-type="float">
            <text:p>83</text:p>
          </table:table-cell>
          <table:table-cell table:number-columns-repeated="1012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P050</text:p>
          </table:table-cell>
          <table:table-cell office:value-type="float" office:value="3" calcext:value-type="float">
            <text:p>3</text:p>
          </table:table-cell>
          <table:table-cell office:value-type="float" office:value="0.891891891891892" calcext:value-type="float">
            <text:p>0.891891891891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table:formula="of:=ABS([.H64]-[.I64])" office:value-type="float" office:value="113" calcext:value-type="float">
            <text:p>113</text:p>
          </table:table-cell>
          <table:table-cell table:number-columns-repeated="1012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P050</text:p>
          </table:table-cell>
          <table:table-cell office:value-type="float" office:value="4" calcext:value-type="float">
            <text:p>4</text:p>
          </table:table-cell>
          <table:table-cell office:value-type="float" office:value="0.891891891891892" calcext:value-type="float">
            <text:p>0.891891891891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table:formula="of:=ABS([.H65]-[.I65])" office:value-type="float" office:value="150" calcext:value-type="float">
            <text:p>150</text:p>
          </table:table-cell>
          <table:table-cell table:number-columns-repeated="1012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P051</text:p>
          </table:table-cell>
          <table:table-cell office:value-type="float" office:value="1" calcext:value-type="float">
            <text:p>1</text:p>
          </table:table-cell>
          <table:table-cell office:value-type="float" office:value="0.565217391304348" calcext:value-type="float">
            <text:p>0.565217391304348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47457627118644" calcext:value-type="float">
            <text:p>0.847457627118644</text:p>
          </table:table-cell>
          <table:table-cell office:value-type="float" office:value="0.617283950617284" calcext:value-type="float">
            <text:p>0.61728395061728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table:formula="of:=ABS([.H66]-[.I66])" office:value-type="float" office:value="32" calcext:value-type="float">
            <text:p>32</text:p>
          </table:table-cell>
          <table:table-cell table:number-columns-repeated="1012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P051</text:p>
          </table:table-cell>
          <table:table-cell office:value-type="float" office:value="2" calcext:value-type="float">
            <text:p>2</text:p>
          </table:table-cell>
          <table:table-cell office:value-type="float" office:value="0.581521739130435" calcext:value-type="float">
            <text:p>0.581521739130435</text:p>
          </table:table-cell>
          <table:table-cell office:value-type="float" office:value="0.704980842911877" calcext:value-type="float">
            <text:p>0.704980842911877</text:p>
          </table:table-cell>
          <table:table-cell office:value-type="float" office:value="0.779661016949153" calcext:value-type="float">
            <text:p>0.779661016949153</text:p>
          </table:table-cell>
          <table:table-cell office:value-type="float" office:value="0.643356643356643" calcext:value-type="float">
            <text:p>0.64335664335664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table:formula="of:=ABS([.H67]-[.I67])"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P051</text:p>
          </table:table-cell>
          <table:table-cell office:value-type="float" office:value="3" calcext:value-type="float">
            <text:p>3</text:p>
          </table:table-cell>
          <table:table-cell office:value-type="float" office:value="0.597826086956522" calcext:value-type="float">
            <text:p>0.597826086956522</text:p>
          </table:table-cell>
          <table:table-cell office:value-type="float" office:value="0.731884057971014" calcext:value-type="float">
            <text:p>0.731884057971014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39240506329114" calcext:value-type="float">
            <text:p>0.639240506329114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table:formula="of:=ABS([.H68]-[.I68])"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P051</text:p>
          </table:table-cell>
          <table:table-cell office:value-type="float" office:value="4" calcext:value-type="float">
            <text:p>4</text:p>
          </table:table-cell>
          <table:table-cell office:value-type="float" office:value="0.559782608695652" calcext:value-type="float">
            <text:p>0.559782608695652</text:p>
          </table:table-cell>
          <table:table-cell office:value-type="float" office:value="0.597014925373134" calcext:value-type="float">
            <text:p>0.597014925373134</text:p>
          </table:table-cell>
          <table:table-cell office:value-type="float" office:value="0.508474576271186" calcext:value-type="float">
            <text:p>0.508474576271186</text:p>
          </table:table-cell>
          <table:table-cell office:value-type="float" office:value="0.72289156626506" calcext:value-type="float">
            <text:p>0.7228915662650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table:formula="of:=ABS([.H69]-[.I69])"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P053</text:p>
          </table:table-cell>
          <table:table-cell office:value-type="float" office:value="1" calcext:value-type="float">
            <text:p>1</text:p>
          </table:table-cell>
          <table:table-cell office:value-type="float" office:value="0.527777777777778" calcext:value-type="float">
            <text:p>0.527777777777778</text:p>
          </table:table-cell>
          <table:table-cell office:value-type="float" office:value="0.451612903225806" calcext:value-type="float">
            <text:p>0.451612903225806</text:p>
          </table:table-cell>
          <table:table-cell office:value-type="float" office:value="0.329411764705882" calcext:value-type="float">
            <text:p>0.329411764705882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formula="of:=ABS([.H70]-[.I70])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P053</text:p>
          </table:table-cell>
          <table:table-cell office:value-type="float" office:value="2" calcext:value-type="float">
            <text:p>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391304347826087" calcext:value-type="float">
            <text:p>0.391304347826087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0.509433962264151" calcext:value-type="float">
            <text:p>0.50943396226415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formula="of:=ABS([.H71]-[.I71])"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P053</text:p>
          </table:table-cell>
          <table:table-cell office:value-type="float" office:value="3" calcext:value-type="float">
            <text:p>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formula="of:=ABS([.H72]-[.I72])" office:value-type="float" office:value="53" calcext:value-type="float">
            <text:p>53</text:p>
          </table:table-cell>
          <table:table-cell table:number-columns-repeated="1012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P053</text:p>
          </table:table-cell>
          <table:table-cell office:value-type="float" office:value="4" calcext:value-type="float">
            <text:p>4</text:p>
          </table:table-cell>
          <table:table-cell office:value-type="float" office:value="0.451388888888889" calcext:value-type="float">
            <text:p>0.451388888888889</text:p>
          </table:table-cell>
          <table:table-cell office:value-type="float" office:value="0.447552447552448" calcext:value-type="float">
            <text:p>0.447552447552448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formula="of:=ABS([.H73]-[.I73])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P060</text:p>
          </table:table-cell>
          <table:table-cell office:value-type="float" office:value="1" calcext:value-type="float">
            <text:p>1</text:p>
          </table:table-cell>
          <table:table-cell office:value-type="float" office:value="0.50354609929078" calcext:value-type="float">
            <text:p>0.50354609929078</text:p>
          </table:table-cell>
          <table:table-cell office:value-type="float" office:value="0.435483870967742" calcext:value-type="float">
            <text:p>0.43548387096774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formula="of:=ABS([.H74]-[.I74])"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P060</text:p>
          </table:table-cell>
          <table:table-cell office:value-type="float" office:value="2" calcext:value-type="float">
            <text:p>2</text:p>
          </table:table-cell>
          <table:table-cell office:value-type="float" office:value="0.51063829787234" calcext:value-type="float">
            <text:p>0.51063829787234</text:p>
          </table:table-cell>
          <table:table-cell office:value-type="float" office:value="0.473282442748092" calcext:value-type="float">
            <text:p>0.473282442748092</text:p>
          </table:table-cell>
          <table:table-cell office:value-type="float" office:value="0.382716049382716" calcext:value-type="float">
            <text:p>0.382716049382716</text:p>
          </table:table-cell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formula="of:=ABS([.H75]-[.I75])"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P060</text:p>
          </table:table-cell>
          <table:table-cell office:value-type="float" office:value="3" calcext:value-type="float">
            <text:p>3</text:p>
          </table:table-cell>
          <table:table-cell office:value-type="float" office:value="0.524822695035461" calcext:value-type="float">
            <text:p>0.524822695035461</text:p>
          </table:table-cell>
          <table:table-cell office:value-type="float" office:value="0.427350427350427" calcext:value-type="float">
            <text:p>0.427350427350427</text:p>
          </table:table-cell>
          <table:table-cell office:value-type="float" office:value="0.308641975308642" calcext:value-type="float">
            <text:p>0.308641975308642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formula="of:=ABS([.H76]-[.I76])" office:value-type="float" office:value="111" calcext:value-type="float">
            <text:p>111</text:p>
          </table:table-cell>
          <table:table-cell table:number-columns-repeated="1012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P060</text:p>
          </table:table-cell>
          <table:table-cell office:value-type="float" office:value="4" calcext:value-type="float">
            <text:p>4</text:p>
          </table:table-cell>
          <table:table-cell office:value-type="float" office:value="0.567375886524823" calcext:value-type="float">
            <text:p>0.567375886524823</text:p>
          </table:table-cell>
          <table:table-cell office:value-type="float" office:value="0.487394957983193" calcext:value-type="float">
            <text:p>0.487394957983193</text:p>
          </table:table-cell>
          <table:table-cell office:value-type="float" office:value="0.358024691358025" calcext:value-type="float">
            <text:p>0.358024691358025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formula="of:=ABS([.H77]-[.I77])" office:value-type="float" office:value="101" calcext:value-type="float">
            <text:p>101</text:p>
          </table:table-cell>
          <table:table-cell table:number-columns-repeated="1012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P061</text:p>
          </table:table-cell>
          <table:table-cell office:value-type="float" office:value="1" calcext:value-type="float">
            <text:p>1</text:p>
          </table:table-cell>
          <table:table-cell office:value-type="float" office:value="0.735294117647059" calcext:value-type="float">
            <text:p>0.7352941176470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ABS([.H78]-[.I78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P061</text:p>
          </table:table-cell>
          <table:table-cell office:value-type="float" office:value="2" calcext:value-type="float">
            <text:p>2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0.0425531914893617" calcext:value-type="float">
            <text:p>0.042553191489362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0.05" calcext:value-type="float">
            <text:p>0.0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ABS([.H79]-[.I79])"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P061</text:p>
          </table:table-cell>
          <table:table-cell office:value-type="float" office:value="3" calcext:value-type="float">
            <text:p>3</text:p>
          </table:table-cell>
          <table:table-cell office:value-type="float" office:value="0.617647058823529" calcext:value-type="float">
            <text:p>0.617647058823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ABS([.H80]-[.I80])" office:value-type="float" office:value="47" calcext:value-type="float">
            <text:p>47</text:p>
          </table:table-cell>
          <table:table-cell table:number-columns-repeated="1012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P061</text:p>
          </table:table-cell>
          <table:table-cell office:value-type="float" office:value="4" calcext:value-type="float">
            <text:p>4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ABS([.H81]-[.I81])" office:value-type="float" office:value="44" calcext:value-type="float">
            <text:p>44</text:p>
          </table:table-cell>
          <table:table-cell table:number-columns-repeated="1012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P062</text:p>
          </table:table-cell>
          <table:table-cell office:value-type="float" office:value="1" calcext:value-type="float">
            <text:p>1</text:p>
          </table:table-cell>
          <table:table-cell office:value-type="float" office:value="0.948275862068966" calcext:value-type="float">
            <text:p>0.948275862068966</text:p>
          </table:table-cell>
          <table:table-cell office:value-type="float" office:value="0.97196261682243" calcext:value-type="float">
            <text:p>0.97196261682243</text:p>
          </table:table-cell>
          <table:table-cell office:value-type="float" office:value="0.968944099378882" calcext:value-type="float">
            <text:p>0.968944099378882</text:p>
          </table:table-cell>
          <table:table-cell office:value-type="float" office:value="0.975" calcext:value-type="float">
            <text:p>0.97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table:formula="of:=ABS([.H82]-[.I82])"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P062</text:p>
          </table:table-cell>
          <table:table-cell office:value-type="float" office:value="2" calcext:value-type="float">
            <text:p>2</text:p>
          </table:table-cell>
          <table:table-cell office:value-type="float" office:value="0.908045977011494" calcext:value-type="float">
            <text:p>0.908045977011494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25465838509317" calcext:value-type="float">
            <text:p>0.925465838509317</text:p>
          </table:table-cell>
          <table:table-cell office:value-type="float" office:value="0.973856209150327" calcext:value-type="float">
            <text:p>0.973856209150327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table:formula="of:=ABS([.H83]-[.I83])"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P062</text:p>
          </table:table-cell>
          <table:table-cell office:value-type="float" office:value="3" calcext:value-type="float">
            <text:p>3</text:p>
          </table:table-cell>
          <table:table-cell office:value-type="float" office:value="0.971264367816092" calcext:value-type="float">
            <text:p>0.971264367816092</text:p>
          </table:table-cell>
          <table:table-cell office:value-type="float" office:value="0.984520123839009" calcext:value-type="float">
            <text:p>0.984520123839009</text:p>
          </table:table-cell>
          <table:table-cell office:value-type="float" office:value="0.987577639751553" calcext:value-type="float">
            <text:p>0.987577639751553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table:formula="of:=ABS([.H84]-[.I84])" office:value-type="float" office:value="75" calcext:value-type="float">
            <text:p>75</text:p>
          </table:table-cell>
          <table:table-cell table:number-columns-repeated="1012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P062</text:p>
          </table:table-cell>
          <table:table-cell office:value-type="float" office:value="4" calcext:value-type="float">
            <text:p>4</text:p>
          </table:table-cell>
          <table:table-cell office:value-type="float" office:value="0.78735632183908" calcext:value-type="float">
            <text:p>0.78735632183908</text:p>
          </table:table-cell>
          <table:table-cell office:value-type="float" office:value="0.872852233676976" calcext:value-type="float">
            <text:p>0.872852233676976</text:p>
          </table:table-cell>
          <table:table-cell office:value-type="float" office:value="0.788819875776398" calcext:value-type="float">
            <text:p>0.788819875776398</text:p>
          </table:table-cell>
          <table:table-cell office:value-type="float" office:value="0.976923076923077" calcext:value-type="float">
            <text:p>0.976923076923077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table:formula="of:=ABS([.H85]-[.I85])"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P065</text:p>
          </table:table-cell>
          <table:table-cell office:value-type="float" office:value="1" calcext:value-type="float">
            <text:p>1</text:p>
          </table:table-cell>
          <table:table-cell office:value-type="float" office:value="0.994082840236686" calcext:value-type="float">
            <text:p>0.994082840236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formula="of:=ABS([.H86]-[.I86])" office:value-type="float" office:value="55" calcext:value-type="float">
            <text:p>55</text:p>
          </table:table-cell>
          <table:table-cell table:number-columns-repeated="1012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P065</text:p>
          </table:table-cell>
          <table:table-cell office:value-type="float" office:value="2" calcext:value-type="float">
            <text:p>2</text:p>
          </table:table-cell>
          <table:table-cell office:value-type="float" office:value="0.988165680473373" calcext:value-type="float">
            <text:p>0.988165680473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formula="of:=ABS([.H87]-[.I87])" office:value-type="float" office:value="109" calcext:value-type="float">
            <text:p>109</text:p>
          </table:table-cell>
          <table:table-cell table:number-columns-repeated="1012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P065</text:p>
          </table:table-cell>
          <table:table-cell office:value-type="float" office:value="3" calcext:value-type="float">
            <text:p>3</text:p>
          </table:table-cell>
          <table:table-cell office:value-type="float" office:value="0.994082840236686" calcext:value-type="float">
            <text:p>0.994082840236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formula="of:=ABS([.H88]-[.I88])" office:value-type="float" office:value="154" calcext:value-type="float">
            <text:p>154</text:p>
          </table:table-cell>
          <table:table-cell table:number-columns-repeated="1012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P065</text:p>
          </table:table-cell>
          <table:table-cell office:value-type="float" office:value="4" calcext:value-type="float">
            <text:p>4</text:p>
          </table:table-cell>
          <table:table-cell office:value-type="float" office:value="0.994082840236686" calcext:value-type="float">
            <text:p>0.994082840236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formula="of:=ABS([.H89]-[.I89])" office:value-type="float" office:value="199" calcext:value-type="float">
            <text:p>199</text:p>
          </table:table-cell>
          <table:table-cell table:number-columns-repeated="1012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P071</text:p>
          </table:table-cell>
          <table:table-cell office:value-type="float" office:value="1" calcext:value-type="float">
            <text:p>1</text:p>
          </table:table-cell>
          <table:table-cell office:value-type="float" office:value="0.291390728476821" calcext:value-type="float">
            <text:p>0.291390728476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table:formula="of:=ABS([.H90]-[.I90])"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P071</text:p>
          </table:table-cell>
          <table:table-cell office:value-type="float" office:value="2" calcext:value-type="float">
            <text:p>2</text:p>
          </table:table-cell>
          <table:table-cell office:value-type="float" office:value="0.304635761589404" calcext:value-type="float">
            <text:p>0.304635761589404</text:p>
          </table:table-cell>
          <table:table-cell office:value-type="float" office:value="0.036697247706422" calcext:value-type="float">
            <text:p>0.036697247706422</text:p>
          </table:table-cell>
          <table:table-cell office:value-type="float" office:value="0.0186915887850467" calcext:value-type="float">
            <text:p>0.0186915887850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table:formula="of:=ABS([.H91]-[.I91])" office:value-type="float" office:value="81" calcext:value-type="float">
            <text:p>81</text:p>
          </table:table-cell>
          <table:table-cell table:number-columns-repeated="1012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P071</text:p>
          </table:table-cell>
          <table:table-cell office:value-type="float" office:value="3" calcext:value-type="float">
            <text:p>3</text:p>
          </table:table-cell>
          <table:table-cell office:value-type="float" office:value="0.291390728476821" calcext:value-type="float">
            <text:p>0.291390728476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table:formula="of:=ABS([.H92]-[.I92])" office:value-type="float" office:value="134" calcext:value-type="float">
            <text:p>134</text:p>
          </table:table-cell>
          <table:table-cell table:number-columns-repeated="1012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P071</text:p>
          </table:table-cell>
          <table:table-cell office:value-type="float" office:value="4" calcext:value-type="float">
            <text:p>4</text:p>
          </table:table-cell>
          <table:table-cell office:value-type="float" office:value="0.337748344370861" calcext:value-type="float">
            <text:p>0.337748344370861</text:p>
          </table:table-cell>
          <table:table-cell office:value-type="float" office:value="0.180327868852459" calcext:value-type="float">
            <text:p>0.180327868852459</text:p>
          </table:table-cell>
          <table:table-cell office:value-type="float" office:value="0.102803738317757" calcext:value-type="float">
            <text:p>0.10280373831775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table:formula="of:=ABS([.H93]-[.I93])" office:value-type="float" office:value="145" calcext:value-type="float">
            <text:p>145</text:p>
          </table:table-cell>
          <table:table-cell table:number-columns-repeated="1012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P073</text:p>
          </table:table-cell>
          <table:table-cell office:value-type="float" office:value="1" calcext:value-type="float">
            <text:p>1</text:p>
          </table:table-cell>
          <table:table-cell office:value-type="float" office:value="0.579831932773109" calcext:value-type="float">
            <text:p>0.579831932773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formula="of:=ABS([.H94]-[.I94])" office:value-type="float" office:value="24" calcext:value-type="float">
            <text:p>24</text:p>
          </table:table-cell>
          <table:table-cell table:number-columns-repeated="1012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P073</text:p>
          </table:table-cell>
          <table:table-cell office:value-type="float" office:value="2" calcext:value-type="float">
            <text:p>2</text:p>
          </table:table-cell>
          <table:table-cell office:value-type="float" office:value="0.579831932773109" calcext:value-type="float">
            <text:p>0.579831932773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formula="of:=ABS([.H95]-[.I95])"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P073</text:p>
          </table:table-cell>
          <table:table-cell office:value-type="float" office:value="3" calcext:value-type="float">
            <text:p>3</text:p>
          </table:table-cell>
          <table:table-cell office:value-type="float" office:value="0.579831932773109" calcext:value-type="float">
            <text:p>0.579831932773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formula="of:=ABS([.H96]-[.I96])"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P073</text:p>
          </table:table-cell>
          <table:table-cell office:value-type="float" office:value="4" calcext:value-type="float">
            <text:p>4</text:p>
          </table:table-cell>
          <table:table-cell office:value-type="float" office:value="0.596638655462185" calcext:value-type="float">
            <text:p>0.59663865546218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4" calcext:value-type="float">
            <text:p>0.24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formula="of:=ABS([.H97]-[.I97])" office:value-type="float" office:value="68" calcext:value-type="float">
            <text:p>68</text:p>
          </table:table-cell>
          <table:table-cell table:number-columns-repeated="101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1-09-22T04:11:47</meta:creation-date>
    <dc:date>2021-09-22T05:02:54.366711941</dc:date>
    <meta:generator>LibreOffice/6.0.7.3$Linux_X86_64 LibreOffice_project/00m0$Build-3</meta:generator>
    <meta:editing-duration>PT5M39S</meta:editing-duration>
    <meta:editing-cycles>1</meta:editing-cycles>
    <meta:document-statistic meta:table-count="1" meta:cell-count="1163" meta:object-count="0"/>
    <meta:user-defined meta:name="AppVersion">3.0</meta:user-defined>
  </office:meta>
</office:document-meta>
</file>